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ial1" svg:font-family="Arial"/>
    <style:font-face style:name="Trebuchet MS" svg:font-family="'Trebuchet MS', sans-serif"/>
    <style:font-face style:name="sans-serif" svg:font-family="sans-serif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Arial2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style:font-size-complex="12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color="#333333" fo:font-weight="bold" style:font-name-asian="Times New Roman" style:language-asian="pt" style:country-asian="BR" style:font-weight-asian="bold" style:font-name-complex="Arial" style:font-size-complex="12pt"/>
    </style:style>
    <style:style style:name="P5" style:family="paragraph" style:parent-style-name="Standard">
      <style:paragraph-properties fo:margin-top="0cm" fo:margin-bottom="0cm" loext:contextual-spacing="false"/>
    </style:style>
    <style:style style:name="P6" style:family="paragraph" style:parent-style-name="Heading_20_1">
      <style:paragraph-properties fo:margin-top="0cm" fo:margin-bottom="0cm" loext:contextual-spacing="false"/>
      <style:text-properties officeooo:rsid="000031a5" officeooo:paragraph-rsid="000031a5" style:font-name-complex="Arial"/>
    </style:style>
    <style:style style:name="P7" style:family="paragraph" style:parent-style-name="Heading_20_3">
      <style:paragraph-properties fo:margin-top="0cm" fo:margin-bottom="0cm" loext:contextual-spacing="false"/>
    </style:style>
    <style:style style:name="P8" style:family="paragraph" style:parent-style-name="Heading_20_3">
      <style:paragraph-properties fo:margin-top="0cm" fo:margin-bottom="0cm" loext:contextual-spacing="false" fo:text-align="center" style:justify-single-word="false"/>
    </style:style>
    <style:style style:name="P9" style:family="paragraph" style:parent-style-name="Heading_20_3">
      <style:paragraph-properties fo:margin-top="0cm" fo:margin-bottom="0cm" loext:contextual-spacing="false"/>
      <style:text-properties officeooo:paragraph-rsid="000737fc"/>
    </style:style>
    <style:style style:name="P10" style:family="paragraph" style:parent-style-name="Heading_20_2">
      <style:paragraph-properties fo:margin-top="0cm" fo:margin-bottom="0cm" loext:contextual-spacing="false" fo:text-align="center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031a5" style:font-size-asian="12pt" style:font-size-complex="12pt"/>
    </style:style>
    <style:style style:name="T3" style:family="text">
      <style:text-properties fo:font-size="12pt" officeooo:rsid="000343c1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style:text-position="super 58%"/>
    </style:style>
    <style:style style:name="T6" style:family="text">
      <style:text-properties style:text-position="super 58%" fo:font-size="12pt" style:font-size-asian="12pt" style:font-size-complex="12pt"/>
    </style:style>
    <style:style style:name="T7" style:family="text">
      <style:text-properties style:text-position="super 58%" fo:font-size="12pt" officeooo:rsid="000031a5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font-name="Arial2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font-name="Arial2" fo:font-size="12pt" fo:font-style="normal" style:text-underline-style="none" fo:font-weight="normal" officeooo:rsid="00016611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font-name="Arial2" fo:font-size="12pt" fo:font-style="normal" style:text-underline-style="none" fo:font-weight="normal" officeooo:rsid="000343c1" style:text-blinking="false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font-name="Arial2" fo:font-size="12pt" fo:font-style="normal" style:text-underline-style="none" fo:font-weight="normal" officeooo:rsid="0003d9d8" style:text-blinking="false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font-name="Arial2" fo:font-size="12pt" fo:font-style="normal" style:text-underline-style="none" fo:font-weight="normal" officeooo:rsid="0005a778" style:text-blinking="false" fo:background-color="transparent" loext:char-shading-value="0" style:font-size-asian="12pt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font-name="Arial2" fo:font-size="12pt" fo:font-style="normal" style:text-underline-style="none" fo:font-weight="normal" officeooo:rsid="000737fc" style:text-blinking="false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font-name="Arial2" fo:font-size="12pt" fo:font-style="normal" style:text-underline-style="none" fo:font-weight="normal" officeooo:rsid="00085060" style:text-blinking="false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font-name="Arial2" fo:font-size="12pt" fo:language="en" fo:country="US" fo:font-style="normal" style:text-underline-style="none" fo:font-weight="normal" officeooo:rsid="0005a778" style:text-blinking="false" fo:background-color="transparent" loext:char-shading-value="0" style:font-size-asian="12pt" style:font-size-complex="12pt"/>
    </style:style>
    <style:style style:name="T16" style:family="text">
      <style:text-properties officeooo:rsid="000031a5"/>
    </style:style>
    <style:style style:name="T17" style:family="text">
      <style:text-properties style:font-name="Arial2" fo:font-size="12pt" style:font-size-asian="12pt" style:font-size-complex="12pt"/>
    </style:style>
    <style:style style:name="T18" style:family="text">
      <style:text-properties style:font-name="Arial2" fo:font-size="12pt" officeooo:rsid="000031a5" style:font-size-asian="12pt" style:font-size-complex="12pt"/>
    </style:style>
    <style:style style:name="T19" style:family="text">
      <style:text-properties style:font-name="Arial2" fo:font-size="12pt" officeooo:rsid="00016611" style:font-size-asian="12pt" style:font-size-complex="12pt"/>
    </style:style>
    <style:style style:name="T20" style:family="text">
      <style:text-properties style:font-name="Arial2" fo:font-size="12pt" officeooo:rsid="0002ce1e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h text:style-name="P6" text:outline-level="1">Lithospheric Architecture of the Parnaiba Basin by Broadband <text:s/>Seismology</text:h>
      <text:p text:style-name="P1"/>
      <text:h text:style-name="P10" text:outline-level="2"><text:span text:style-name="T2">Coelho</text:span><text:span text:style-name="T1">, </text:span><text:span text:style-name="T2">D</text:span><text:span text:style-name="T1">.</text:span><text:span text:style-name="T2">L</text:span><text:span text:style-name="T1">.</text:span><text:span text:style-name="T2">O</text:span><text:span text:style-name="T1">.</text:span><text:span text:style-name="T6">1</text:span><text:span text:style-name="T1">; </text:span><text:span text:style-name="T2">Julia</text:span><text:span text:style-name="T1">, </text:span><text:span text:style-name="T2">J</text:span><text:span text:style-name="T1">.</text:span><text:span text:style-name="T7">1</text:span></text:h>
      <text:h text:style-name="P8" text:outline-level="3"><text:span text:style-name="T5">1</text:span>Universidade Federal d<text:span text:style-name="T16">o Rio Grande do Norte</text:span></text:h>
      <text:p text:style-name="Standard"/>
      <text:h text:style-name="P9" text:outline-level="3"><text:span text:style-name="T4">RESUMO:</text:span><text:span text:style-name="T17"> </text:span><text:span text:style-name="T18">The structure and deep dynamic of the lithosphere are keys for understanding the major processes that occurs with the geological time in a certain region.</text:span><text:span text:style-name="T17"> </text:span><text:span text:style-name="T19">Lithosphere-scale process could create big footprints or signatures which can be observed by geophysical methods, these need resolution to retrieve </text:span><text:span text:style-name="T20">such</text:span><text:span text:style-name="T19"> information in subsurface.</text:span><text:span text:style-name="T17"> </text:span><text:span text:style-name="T9"><text:s/></text:span><text:span text:style-name="T13">Brazil's equatorial margin offers new frontier of investments and research</text:span><text:span text:style-name="T14">s</text:span><text:span text:style-name="T13">, both onshore and offshore, due to recent oil discoveries along the South American Equatorial Margin. With a enormous potential, the equatorial margin has instigated many studies by the petroliferous industry. </text:span><text:span text:style-name="T9">The </text:span><text:span text:style-name="T12">geological context of the study area includes </text:span><text:span text:style-name="T11">one of the </text:span><text:span text:style-name="T9">large</text:span><text:span text:style-name="T11">st</text:span><text:span text:style-name="T9"> </text:span><text:span text:style-name="T11">intracratonic b</text:span><text:span text:style-name="T9">asin </text:span><text:span text:style-name="T11">in the wolrd</text:span><text:span text:style-name="T12">, </text:span><text:span text:style-name="T11">t</text:span><text:span text:style-name="T9">he Parnaiba Basin. This basin is </text:span><text:span text:style-name="T8">covered </text:span><text:span text:style-name="T9">by Ordovician to Early Triassic sediments, mostly of marine environment, but also fluvio-deltaic and </text:span><text:span text:style-name="T17">desertic.</text:span><text:span text:style-name="T8"> The main goal is </text:span><text:span text:style-name="T9">provide new images of</text:span><text:span text:style-name="T8"> the crustal structure</text:span><text:span text:style-name="T10">s</text:span><text:span text:style-name="T8"> and highlight the velocity discontinuities in order to better understand the regional geological framework, </text:span><text:span text:style-name="T9">and thus improve </text:span><text:span text:style-name="T14">the </text:span><text:span text:style-name="T10">evolution</text:span><text:span text:style-name="T9"> models </text:span><text:span text:style-name="T14">of the basin</text:span><text:span text:style-name="T9">.</text:span><text:span text:style-name="T8"> Understanding of </text:span><text:span text:style-name="T11">lithosphere's processes</text:span><text:span text:style-name="T8"> is crucial to solve many problems </text:span><text:span text:style-name="T11">in the geology interpretation,</text:span><text:span text:style-name="T8"> including origin of </text:span><text:span text:style-name="T11">i</text:span><text:span text:style-name="T8">ntracratonic </text:span><text:span text:style-name="T11">b</text:span><text:span text:style-name="T8">asins. </text:span><text:span text:style-name="T13">Total of twenty broadband temporary seismographic stations will be installed along of a profile with 1000 km approximately of lenght, with an interstation distance of approximately 50 km. This profile will be densified near the current depocenter of the basin with ten short-period temporary seismological stations to provide larger resolution to this area. Data will be deploying during 2 years, and the data collected during the experiment will be checked to allow to process the signals recorded with reliable.</text:span><text:span text:style-name="T8"> The receiver function technique is arguably the most successful technique in seismology for crustal and upper mantle characterisation, <text:s/></text:span><text:bookmark text:name="result_box"/><text:span text:style-name="T15">because of that</text:span><text:span text:style-name="T12"> w</text:span><text:span text:style-name="T8">e </text:span><text:span text:style-name="T13">will </text:span><text:span text:style-name="T8">map </text:span><text:span text:style-name="T12">crustal structures</text:span><text:span text:style-name="T8"> in </text:span><text:span text:style-name="T12">Parnaiba Basin</text:span><text:span text:style-name="T8"> by using the available seismic data for calculation of </text:span><text:span text:style-name="T12">P r</text:span><text:span text:style-name="T8">eceiver functions</text:span><text:span text:style-name="T12">. On the other hand, the shallow structures of the crust can be imagging by the Ambient Noise Tomography </text:span><text:span text:style-name="T13">that nowadays works with extreme efficiency in regions with less earthquakes. Rayleigh wave group velocities will be measured by cross­correlation of ambient noise at the temporary stations and some additional ones from the Brazilian Seismological Network. <text:s/></text:span><text:span text:style-name="T14">With this set of processed data we will be able to infer about the lithosphere structure and make progress toward better understand of the geological history of Parnaiba Basin.</text:span></text:h>
      <text:p text:style-name="P5"><text:span text:style-name="T1"/></text:p>
      <text:p text:style-name="P2"/>
      <text:p text:style-name="P3"/>
      <text:h text:style-name="P7" text:outline-level="3"><text:span text:style-name="T4">PALAVRAS-CHAVE:</text:span><text:span text:style-name="T1"> </text:span><text:span text:style-name="T3">SEISMOLOGY, PARNAIBA BASIN, RECEIVER FUNCTION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Arial1" svg:font-family="Arial"/>
    <style:font-face style:name="Trebuchet MS" svg:font-family="'Trebuchet MS', sans-serif"/>
    <style:font-face style:name="sans-serif" svg:font-family="sans-serif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Arial2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 Narrow" fo:font-family="'Arial Narrow'" style:font-family-generic="swiss" style:font-pitch="variable" fo:font-size="12pt" fo:language="pt" fo:country="BR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text-align="center" style:justify-single-word="false" fo:keep-together="always" fo:keep-with-next="always"/>
      <style:text-properties style:font-name="Arial" fo:font-family="Arial" style:font-family-generic="swiss" style:font-pitch="variable" fo:font-size="14pt" fo:language="none" fo:country="none" fo:font-weight="bold" style:font-name-asian="MS Gothic" style:font-family-asian="'MS Gothic', 'ＭＳ ゴシック'" style:font-family-generic-asian="modern" style:font-size-asian="14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style:font-name="Arial" fo:font-family="Arial" style:font-family-generic="swiss" style:font-pitch="variable" fo:font-size="10pt" fo:language="none" fo:country="none" fo:font-style="italic" style:font-name-asian="MS Gothic" style:font-family-asian="'MS Gothic', 'ＭＳ ゴシック'" style:font-family-generic-asian="modern" style:font-size-asian="10pt" style:font-style-asian="italic" style:font-name-complex="Arial" style:font-family-complex="Arial" style:font-family-generic-complex="swiss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text-align="justify" style:justify-single-word="false" fo:keep-together="always" fo:keep-with-next="always"/>
      <style:text-properties style:font-name="Arial" fo:font-family="Arial" style:font-family-generic="swiss" style:font-pitch="variable" fo:font-size="10pt" fo:language="none" fo:country="none" style:font-name-asian="MS Gothic" style:font-family-asian="'MS Gothic', 'ＭＳ ゴシック'" style:font-family-generic-asian="modern" style:font-size-asian="10pt" style:font-name-complex="Arial" style:font-family-complex="Arial" style:font-family-generic-complex="swiss" style:font-pitch-complex="variable" style:font-size-complex="10pt" style:font-weight-complex="bold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St1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ítulo_20_1_20_Char" style:display-name="Título 1 Char" style:family="text">
      <style:text-properties style:font-name="Arial" fo:font-family="Arial" style:font-family-generic="swiss" style:font-pitch="variable" fo:font-size="14pt" fo:font-weight="bold" style:font-name-asian="MS Gothic" style:font-family-asian="'MS Gothic', 'ＭＳ ゴシック'" style:font-family-generic-asian="modern" style:font-size-asian="14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2_20_Char" style:display-name="Título 2 Char" style:family="text">
      <style:text-properties style:font-name="Arial" fo:font-family="Arial" style:font-family-generic="swiss" style:font-pitch="variable" fo:font-style="italic" style:font-name-asian="MS Gothic" style:font-family-asian="'MS Gothic', 'ＭＳ ゴシック'" style:font-family-generic-asian="modern" style:font-style-asian="italic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style:font-name-asian="MS Gothic" style:font-family-asian="'MS Gothic', 'ＭＳ ゴシック'" style:font-family-generic-asian="modern" style:font-name-complex="Times New Roman" style:font-family-complex="'Times New Roman'" style:font-family-generic-complex="roman" style:font-pitch-complex="variable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ÍTULO (Centralizado, Arial, Negrito, tamanho 14)</dc:title>
    <meta:initial-creator>rcordeiro</meta:initial-creator>
    <meta:creation-date>2014-01-10T09:47:00</meta:creation-date>
    <dc:creator>dIOGO </dc:creator>
    <dc:date>2016-04-08T16:25:15.137611615</dc:date>
    <meta:editing-cycles>6</meta:editing-cycles>
    <meta:editing-duration>PT22M16S</meta:editing-duration>
    <meta:document-statistic meta:table-count="0" meta:image-count="0" meta:object-count="0" meta:page-count="1" meta:paragraph-count="5" meta:word-count="411" meta:character-count="2789" meta:non-whitespace-character-count="2379"/>
    <meta:generator>LibreOffice/5.0.5.2$Linux_X86_64 LibreOffice_project/00m0$Build-2</meta:generator>
  </office:meta>
</office:document-meta>
</file>